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DejaVu Sans" fo:font-size="12pt" fo:font-weight="bold" officeooo:paragraph-rsid="0019af7b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officeooo:paragraph-rsid="0019af7b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officeooo:paragraph-rsid="001d7885"/>
    </style:style>
    <style:style style:name="P4" style:family="paragraph" style:parent-style-name="Standard">
      <style:paragraph-properties fo:text-align="justify" style:justify-single-word="false">
        <style:tab-stops>
          <style:tab-stop style:position="3.485cm"/>
        </style:tab-stops>
      </style:paragraph-properties>
      <style:text-properties officeooo:paragraph-rsid="001d7885"/>
    </style:style>
    <style:style style:name="P5" style:family="paragraph" style:parent-style-name="Standard">
      <style:paragraph-properties fo:text-align="justify" style:justify-single-word="false">
        <style:tab-stops>
          <style:tab-stop style:position="3.485cm"/>
        </style:tab-stops>
      </style:paragraph-properties>
      <style:text-properties officeooo:paragraph-rsid="001e66b4"/>
    </style:style>
    <style:style style:name="P6" style:family="paragraph" style:parent-style-name="Standard">
      <style:text-properties style:font-name="DejaVu Sans" fo:font-size="14pt" fo:font-weight="bold" officeooo:rsid="0019af7b" officeooo:paragraph-rsid="0019af7b" style:font-size-asian="12.25pt" style:font-weight-asian="bold" style:font-size-complex="14pt" style:font-weight-complex="bold"/>
    </style:style>
    <style:style style:name="P7" style:family="paragraph" style:parent-style-name="Standard">
      <style:text-properties style:font-name="DejaVu Sans" fo:font-size="12pt" fo:font-weight="normal" officeooo:rsid="0019af7b" officeooo:paragraph-rsid="0019af7b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DejaVu Sans" fo:font-size="12pt" fo:font-weight="normal" officeooo:rsid="0019af7b" officeooo:paragraph-rsid="0019af7b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DejaVu Sans" fo:font-size="12pt" fo:font-weight="normal" officeooo:rsid="001b86a1" officeooo:paragraph-rsid="0019af7b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DejaVu Sans" fo:font-size="12pt" fo:font-weight="normal" officeooo:rsid="001b86a1" officeooo:paragraph-rsid="001b86a1" style:font-size-asian="12pt" style:font-weight-asian="normal" style:font-size-complex="12pt" style:font-weight-complex="normal"/>
    </style:style>
    <style:style style:name="P11" style:family="paragraph" style:parent-style-name="Standard" style:list-style-name="L3">
      <style:paragraph-properties fo:text-align="justify" style:justify-single-word="false"/>
      <style:text-properties style:font-name="DejaVu Sans" fo:font-size="12pt" fo:font-weight="normal" officeooo:rsid="001b86a1" officeooo:paragraph-rsid="001b86a1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DejaVu Sans" fo:font-size="12pt" fo:font-weight="normal" officeooo:rsid="001d7885" officeooo:paragraph-rsid="001d7885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>
        <style:tab-stops>
          <style:tab-stop style:position="3.485cm"/>
        </style:tab-stops>
      </style:paragraph-properties>
      <style:text-properties style:font-name="DejaVu Sans" fo:font-size="12pt" fo:font-weight="normal" officeooo:rsid="001dbfc6" officeooo:paragraph-rsid="001d7885" style:font-size-asian="12pt" style:font-weight-asian="normal" style:font-size-complex="12pt" style:font-weight-complex="normal"/>
    </style:style>
    <style:style style:name="P14" style:family="paragraph" style:parent-style-name="Standard" style:list-style-name="L4">
      <style:paragraph-properties fo:text-align="justify" style:justify-single-word="false">
        <style:tab-stops>
          <style:tab-stop style:position="3.485cm"/>
        </style:tab-stops>
      </style:paragraph-properties>
      <style:text-properties style:font-name="DejaVu Sans" fo:font-size="12pt" fo:font-weight="normal" officeooo:rsid="001dbfc6" officeooo:paragraph-rsid="001dbfc6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>
        <style:tab-stops>
          <style:tab-stop style:position="3.485cm"/>
        </style:tab-stops>
      </style:paragraph-properties>
      <style:text-properties style:font-name="DejaVu Sans" fo:font-size="12pt" fo:font-weight="normal" officeooo:rsid="001dbfc6" officeooo:paragraph-rsid="001dbfc6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>
        <style:tab-stops>
          <style:tab-stop style:position="3.485cm"/>
        </style:tab-stops>
      </style:paragraph-properties>
      <style:text-properties style:font-name="DejaVu Sans" fo:font-size="12pt" fo:font-weight="normal" officeooo:rsid="001ff5dc" officeooo:paragraph-rsid="001e66b4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>
        <style:tab-stops>
          <style:tab-stop style:position="3.485cm"/>
        </style:tab-stops>
      </style:paragraph-properties>
      <style:text-properties style:font-name="DejaVu Sans" fo:font-size="12pt" fo:font-weight="normal" officeooo:rsid="001ff5dc" officeooo:paragraph-rsid="001ff5dc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>
        <style:tab-stops>
          <style:tab-stop style:position="3.485cm"/>
        </style:tab-stops>
      </style:paragraph-properties>
      <style:text-properties style:font-name="DejaVu Sans" fo:font-size="12pt" fo:font-weight="normal" officeooo:rsid="002287b1" officeooo:paragraph-rsid="002287b1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justify" style:justify-single-word="false"/>
      <style:text-properties fo:font-size="12pt" officeooo:paragraph-rsid="0019af7b" style:font-size-asian="12pt" style:font-size-complex="12pt"/>
    </style:style>
    <style:style style:name="P20" style:family="paragraph" style:parent-style-name="Standard" style:list-style-name="L2">
      <style:paragraph-properties fo:text-align="justify" style:justify-single-word="false"/>
      <style:text-properties officeooo:paragraph-rsid="001b86a1"/>
    </style:style>
    <style:style style:name="P21" style:family="paragraph" style:parent-style-name="Standard" style:list-style-name="L3">
      <style:paragraph-properties fo:text-align="justify" style:justify-single-word="false"/>
      <style:text-properties officeooo:paragraph-rsid="001b86a1"/>
    </style:style>
    <style:style style:name="P22" style:family="paragraph" style:parent-style-name="Standard">
      <style:paragraph-properties fo:text-align="justify" style:justify-single-word="false">
        <style:tab-stops>
          <style:tab-stop style:position="3.485cm"/>
        </style:tab-stops>
      </style:paragraph-properties>
      <style:text-properties officeooo:paragraph-rsid="001dbfc6"/>
    </style:style>
    <style:style style:name="P23" style:family="paragraph" style:parent-style-name="Standard">
      <style:paragraph-properties fo:text-align="justify" style:justify-single-word="false">
        <style:tab-stops>
          <style:tab-stop style:position="3.485cm"/>
        </style:tab-stops>
      </style:paragraph-properties>
      <style:text-properties officeooo:paragraph-rsid="0022e4a7"/>
    </style:style>
    <style:style style:name="T1" style:family="text">
      <style:text-properties officeooo:rsid="0019af7b"/>
    </style:style>
    <style:style style:name="T2" style:family="text">
      <style:text-properties fo:font-weight="normal" officeooo:rsid="0019af7b" style:font-weight-asian="normal" style:font-weight-complex="normal"/>
    </style:style>
    <style:style style:name="T3" style:family="text">
      <style:text-properties style:font-name="DejaVu Sans" fo:font-weight="bold" officeooo:rsid="0019af7b" style:font-weight-asian="bold" style:font-weight-complex="bold"/>
    </style:style>
    <style:style style:name="T4" style:family="text">
      <style:text-properties style:font-name="DejaVu Sans" fo:font-weight="normal" officeooo:rsid="0019af7b" style:font-weight-asian="normal" style:font-weight-complex="normal"/>
    </style:style>
    <style:style style:name="T5" style:family="text">
      <style:text-properties style:font-name="DejaVu Sans" fo:font-weight="normal" officeooo:rsid="001b86a1" style:font-weight-asian="normal" style:font-weight-complex="normal"/>
    </style:style>
    <style:style style:name="T6" style:family="text">
      <style:text-properties style:font-name="DejaVu Sans" fo:font-size="12pt" fo:font-weight="normal" officeooo:rsid="001b86a1" style:font-size-asian="12pt" style:font-weight-asian="normal" style:font-size-complex="12pt" style:font-weight-complex="normal"/>
    </style:style>
    <style:style style:name="T7" style:family="text">
      <style:text-properties style:font-name="DejaVu Sans" fo:font-size="12pt" fo:font-weight="normal" officeooo:rsid="001d7885" style:font-size-asian="12pt" style:font-weight-asian="normal" style:font-size-complex="12pt" style:font-weight-complex="normal"/>
    </style:style>
    <style:style style:name="T8" style:family="text">
      <style:text-properties style:font-name="DejaVu Sans" fo:font-size="12pt" fo:font-weight="normal" officeooo:rsid="001dbfc6" style:font-size-asian="12pt" style:font-weight-asian="normal" style:font-size-complex="12pt" style:font-weight-complex="normal"/>
    </style:style>
    <style:style style:name="T9" style:family="text">
      <style:text-properties style:font-name="DejaVu Sans" fo:font-size="12pt" fo:font-weight="normal" officeooo:rsid="001e66b4" style:font-size-asian="12pt" style:font-weight-asian="normal" style:font-size-complex="12pt" style:font-weight-complex="normal"/>
    </style:style>
    <style:style style:name="T10" style:family="text">
      <style:text-properties style:font-name="DejaVu Sans" fo:font-size="12pt" fo:font-weight="normal" officeooo:rsid="001ff5dc" style:font-size-asian="12pt" style:font-weight-asian="normal" style:font-size-complex="12pt" style:font-weight-complex="normal"/>
    </style:style>
    <style:style style:name="T11" style:family="text">
      <style:text-properties style:font-name="DejaVu Sans" fo:font-size="12pt" fo:font-weight="normal" officeooo:rsid="0022e4a7" style:font-size-asian="12pt" style:font-weight-asian="normal" style:font-size-complex="12pt" style:font-weight-complex="normal"/>
    </style:style>
    <style:style style:name="T12" style:family="text">
      <style:text-properties style:font-name="DejaVu Sans" fo:font-size="12pt" fo:font-weight="bold" officeooo:rsid="001b86a1" style:font-size-asian="12pt" style:font-weight-asian="bold" style:font-size-complex="12pt" style:font-weight-complex="bold"/>
    </style:style>
    <style:style style:name="T13" style:family="text">
      <style:text-properties style:font-name="DejaVu Sans" fo:font-size="12pt" fo:font-weight="bold" officeooo:rsid="001d7885" style:font-size-asian="12pt" style:font-weight-asian="bold" style:font-size-complex="12pt" style:font-weight-complex="bold"/>
    </style:style>
    <style:style style:name="T14" style:family="text">
      <style:text-properties style:font-name="DejaVu Sans" fo:font-size="12pt" fo:font-weight="bold" officeooo:rsid="001dbfc6" style:font-size-asian="12pt" style:font-weight-asian="bold" style:font-size-complex="12pt" style:font-weight-complex="bold"/>
    </style:style>
    <style:style style:name="T15" style:family="text">
      <style:text-properties style:font-name="DejaVu Sans" fo:font-size="12pt" fo:font-weight="bold" officeooo:rsid="0022e4a7" style:font-size-asian="12pt" style:font-weight-asian="bold" style:font-size-complex="12pt" style:font-weight-complex="bold"/>
    </style:style>
    <style:style style:name="T16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TRUTTURA DI DATI</text:p>
      <text:p text:style-name="P7"/>
      <text:p text:style-name="P1"><text:span text:style-name="T2">Una </text:span><text:span text:style-name="T1">Struttura di Dati</text:span><text:span text:style-name="T2"> è una definizione astratta di una entità dotata di certe caratteristiche ben definite e utilizzabile un certo modo anch'esso ben definito che nel suo complesso estende il concetto di tipo di dato.</text:span></text:p>
      <text:p text:style-name="P1"><text:span text:style-name="T2">In ogni linguaggio di programmazione esistono i concetti di </text:span><text:span text:style-name="T1">Dato</text:span><text:span text:style-name="T2"> e </text:span><text:span text:style-name="T1">Tipo di Dato</text:span><text:span text:style-name="T2"> che sono nettamente distinti infatti è possibile dare e seguenti definizioni:</text:span></text:p>
      <text:p text:style-name="P8"/>
      <text:list xml:id="list1607977793" text:style-name="L1">
        <text:list-item>
          <text:p text:style-name="P19"><text:span text:style-name="T3">dato</text:span><text:span text:style-name="T4">: un valore che una variabile può assumere</text:span></text:p>
        </text:list-item>
        <text:list-item>
          <text:p text:style-name="P19"><text:span text:style-name="T3">tipo di dato</text:span><text:span text:style-name="T4">: un modello matematico, consistente in una collezione di valori sui quali sono ammesse certe operazioni</text:span></text:p>
        </text:list-item>
      </text:list>
      <text:p text:style-name="P8"/>
      <text:p text:style-name="P8">Nella trattazione di una strutturadi dati non si può prescindere dalle definizioni date poc'anzi in virtù del fatto che una qualunque struttura dati per quanto definita astrattamente ed a livello teorico deve però poi essere implementata attraverso l'uso di qualche linguaggio di programmazione.</text:p>
      <text:p text:style-name="P8"/>
      <text:p text:style-name="P2"><text:span text:style-name="T4">Ogni linguaggio di programmazione fornisce poi anche direttamente alcuni tipi di dato, detti </text:span><text:span text:style-name="T3">tipi di dato primitivi</text:span><text:span text:style-name="T4">.</text:span></text:p>
      <text:p text:style-name="P8"/>
      <text:p text:style-name="P8">In generale le proprietà che caratterizzano un tipo di dato dipendono esclusivamente dalla specifica del tipo di dato stesso mentre devono prescindere dal modo in cui i dati sono rappresentati. Si parla allora di un tipo di dato astratto, dove astratto va inteso rispetto alla rappresentazione del tipo di dati e non nel senso della incompleta o ambigua definizione della struttura stessa.</text:p>
      <text:p text:style-name="P2"><text:span text:style-name="T4">I altri termini la specifica del tipo di dato fornisce le caratteristiche dei valori e delle operazioni per mezzo di definizioni e nozioni puramente matematiche. Una corretta specifica corrisponde </text:span><text:span text:style-name="T5">ad un buon manuale d'uso, chiaro, conciso e non ambiguo. Essa permette ad un progettista di realizzare il tipo di dato, cioè di scegliere come rappresentarne i valori e di scrivere il codice di procedure e funzioni che corrispondono alle operazioni indicate nelle specifiche e, cosa più importante, consente ad un utente di scrivere codice che usa tale tipo di dato astratto senza conoscerne la rappresentazione.</text:span></text:p>
      <text:p text:style-name="P9"/>
      <text:p text:style-name="P10">Quando è necessario raggruppare dati insieme allora diventa necessario definire una struttura di dati che in generale sono caratterizzate da due aspetti:</text:p>
      <text:p text:style-name="P10"/>
      <text:list xml:id="list734597846" text:style-name="L2">
        <text:list-item>
          <text:p text:style-name="P20"><text:span text:style-name="T12">modalità di accesso</text:span><text:span text:style-name="T6">: la modalità con cui è possibile accedere ai dati stessi, ovvero l'insieme degli operatori disponibili che permettono l'accesso e la manipolazione di elementi della struttura</text:span></text:p>
        </text:list-item>
        <text:list-item>
          <text:p text:style-name="P20"><text:span text:style-name="T12">strutturazione</text:span><text:span text:style-name="T6">: l'organizzazione in memoria dei dati stessi, progettata per ottimizzare il tempo di esecuzione degli operatori ammessi</text:span></text:p>
        </text:list-item>
      </text:list>
      <text:p text:style-name="P10"/>
      <text:p text:style-name="P10">E' possibile fornire una utile classificazione delle strutture di dati in base alle caratteristiche relative alla disposizione dei dati nella struttura, al loro numero e al loro tipo:</text:p>
      <text:p text:style-name="P10"/>
      <text:list xml:id="list1545807534" text:style-name="L3">
        <text:list-item>
          <text:p text:style-name="P21"><text:span text:style-name="T6">lineari: i dati nella struttura sono disposti in una qualche sequenza per cui è possibile individuare un ordine e dunque un elemento in base alla </text:span><text:soft-page-break/><text:span text:style-name="T6">sua posizione nella struttura. Dunque è possibile parlare di un primo elemento, secondo elemento ecc …</text:span></text:p>
        </text:list-item>
        <text:list-item>
          <text:p text:style-name="P11">non lineari: i dati nella struttura non individuano una sequenza</text:p>
        </text:list-item>
        <text:list-item>
          <text:p text:style-name="P11">statiche: il numero di elementi nella struttura non cambia nel tempo</text:p>
        </text:list-item>
        <text:list-item>
          <text:p text:style-name="P11">dinamiche: il numero di elementi nella struttura può aumentare o diminuire nel tempo</text:p>
        </text:list-item>
        <text:list-item>
          <text:p text:style-name="P11">omogenee: i dati nella struttura sono tutti dello stesso tipo</text:p>
        </text:list-item>
        <text:list-item>
          <text:p text:style-name="P11">non omogenee: i dati nella struttura possono essere di tipo diverso</text:p>
        </text:list-item>
      </text:list>
      <text:p text:style-name="P10"/>
      <text:p text:style-name="P12">Quando si definisce una struttura di dati è necessario fornire in modo preciso delle specifiche.</text:p>
      <text:p text:style-name="P12"/>
      <text:p text:style-name="P3"><text:span text:style-name="T7">La prima specifica è la cosiddetta </text:span><text:span text:style-name="T13">specifica sintattica</text:span><text:span text:style-name="T7"> ossia un formalismo con cui sono indicati sia i tipi di dato che la struttura memorizzerà che le operazioni ammissibili su tale struttura. Oltre a questo la specifica sintattica descrive i domini di partenza e di arrivo per ogni operatore cioè i tipi degli operandi e del risultato per ogni operatore.</text:span></text:p>
      <text:p text:style-name="P12"/>
      <text:p text:style-name="P4"><text:span text:style-name="T7">La seconda specifica è la cosiddetta </text:span><text:span text:style-name="T13">specifica semantica</text:span><text:span text:style-name="T7"> che, a partire da una data specifica sintattica, si occupa di fornire in qualche formalismo il significato dell'operatore ossia l'effetto che l'operatore ha sulla struttura. </text:span><text:span text:style-name="T8">Esistono diversi formalismi per fornire una adeguata specifica semantica, tra queste una possibile è quella </text:span><text:span text:style-name="T14">operazionale</text:span><text:span text:style-name="T8"> che definisce:</text:span></text:p>
      <text:p text:style-name="P13"/>
      <text:list xml:id="list1504818037" text:style-name="L4">
        <text:list-item>
          <text:p text:style-name="P14">precondizioni: le condizioni che devono essere verificate sui tipi di dati del dominio di partenza. E' possibile che per qualche operatore non esistano precondizioni da verificare</text:p>
        </text:list-item>
        <text:list-item>
          <text:p text:style-name="P14">postcondizioni: le condizioni che devono essere soddisfatte sui tipi di dati del dominio di arrivo</text:p>
        </text:list-item>
      </text:list>
      <text:p text:style-name="P15"/>
      <text:p text:style-name="P15">Le precondizioni e le postcondizioni sono legate da una relazione che stabilisce qual è l'effetto di un certo operatore sulla struttura a seguito dell'applicazione di tale operatore.</text:p>
      <text:p text:style-name="P15"/>
      <text:p text:style-name="P22"><text:span text:style-name="T8">E' importante ricordare che ques</text:span><text:span text:style-name="T9">t</text:span><text:span text:style-name="T8">o formalismo per la specifica semantica non fornisce alcuna informazione su come l'operatore esegua l'operazione sulla struttura ma fornisce solo informazioni su quale sia lo stato finale a seguito della sua applicazione.</text:span></text:p>
      <text:p text:style-name="P22"><text:span text:style-name="T8"/></text:p>
      <text:p text:style-name="P23"><text:span text:style-name="T11">Non è possibile dire in generale, per una data struttura, quale sia il miglior insieme di operatori possibile e quale sia a miglior specifica sintattica. In alcuni casi è importante che una struttura fornisca un insieme minimo di operatori tale da non essere </text:span><text:span text:style-name="T15">ridondanti</text:span><text:span text:style-name="T11"> ossia tale che nessuno degli operatori sia ridefinibile in termini degli altri operatori della struttura stessa e tale scelta ha senso magari per ragioni di efficienza in quanto la presenza di un operatore ridondante potrebbe richiedere una implementazione che ha un ordine di complessità superiore a quello richiesto degli altri operatori della struttura.</text:span></text:p>
      <text:p text:style-name="P23"><text:span text:style-name="T11">D'altra parte ci potrebbe essere l'esigenza di avere anche una struttura dati con operatori ridondanti al fine di semplificare all'utente finale l'accesso o la manipolazione dei dati della struttura.</text:span></text:p>
      <text:p text:style-name="P15"/>
      <text:p text:style-name="P5"><text:soft-page-break/><text:span text:style-name="T9">Una volta definite le specifiche è possibile passare all'implementazione della struttura di dati ossia alla scrittura del codice che consente di organizzare e memorizzare i dati nella struttura in memoria </text:span><text:span text:style-name="T10">e di realizzare gli operatori definiti. In particolare gli operatori della struttura sono simulati implementando delle procedure e funzioni.</text:span></text:p>
      <text:p text:style-name="P16"/>
      <text:p text:style-name="P17">Ovviamente una implementazione si ottiene individuando un qualche linguaggio di programmazione per cui è possibile usare i tipi di dati primitivi messi a disposizione del linguaggio di programmazione ed è importante ricordare che ad ogni specifica per un operatore possono corrispondere diverse realizzazioni con lo stesso linguaggio che si differenziano per efficienza e complessità della realizzazione stessa.</text:p>
      <text:p text:style-name="P18">Quando si procede all'implementazione si possono sfruttare tutte le caratteristiche che il linguaggio di programmazione mette a disposizione, ciò che occorre non perdere di vista è che l'utente deve poter usare la struttura di dati solo e soltanto attraverso i sui operatori e dunque una corretta implementazione consentirebbe in qualunque momento la la realizzazione senza arrecare danno all'utente in quanto tale variazione è del tutto trasparente.</text:p>
      <text:p text:style-name="P18"/>
      <text:p text:style-name="P18">In questo contesto si dice dunque che l'utente utilizza la struttura di dati attraverso le <text:span text:style-name="T16">interfacce</text:span> (gli operatori) che la struttura mette a disposizione senza conoscere come tali operatori sono realizzati; l'unica cosa che interessa all'utente sono appunto gli operatori e le loro specifiche sintattiche e semantiche.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ckyuser </meta:initial-creator>
    <meta:creation-date>2010-12-04T16:29:40</meta:creation-date>
    <dc:date>2010-12-05T12:09:10</dc:date>
    <dc:creator>packyuser </dc:creator>
    <meta:editing-duration>PT18H52M24S</meta:editing-duration>
    <meta:editing-cycles>6</meta:editing-cycles>
    <meta:generator>OpenOffice.org/3.2$Unix OpenOffice.org_project/320m19$Build-9505</meta:generator>
    <meta:document-statistic meta:table-count="0" meta:image-count="0" meta:object-count="0" meta:page-count="3" meta:paragraph-count="32" meta:word-count="1084" meta:character-count="7114"/>
  </office:meta>
</office:document-meta>
</file>